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34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93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x2all_agg_bucket" table:style-name="ta1">
        <table:shapes>
          <draw:frame draw:z-index="0" draw:style-name="gr1" draw:text-style-name="P1" svg:width="453.51pt" svg:height="255.09pt" svg:x="1444.31pt" svg:y="2.83pt">
            <loext:p draw:notify-on-update-of-ranges="mex2all_agg_bucket.B1:mex2all_agg_bucket.P1 mex2all_agg_bucket.A2:mex2all_agg_bucket.A2 mex2all_agg_bucket.B2:mex2all_agg_bucket.P2 mex2all_agg_bucket.A3:mex2all_agg_bucket.A3 mex2all_agg_bucket.B3:mex2all_agg_bucket.P3 mex2all_agg_bucket.A4:mex2all_agg_bucket.A4 mex2all_agg_bucket.B4:mex2all_agg_bucket.P4 mex2all_agg_bucket.A5:mex2all_agg_bucket.A5 mex2all_agg_bucket.B5:mex2all_agg_bucket.P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.83pt" svg:y="66.84pt">
            <loext:p draw:notify-on-update-of-ranges="mex2all_agg_bucket.B1:mex2all_agg_bucket.P1 mex2all_agg_bucket.A2:mex2all_agg_bucket.A2 mex2all_agg_bucket.B2:mex2all_agg_bucket.P2 mex2all_agg_bucket.A3:mex2all_agg_bucket.A3 mex2all_agg_bucket.B3:mex2all_agg_bucket.P3 mex2all_agg_bucket.A4:mex2all_agg_bucket.A4 mex2all_agg_bucket.B4:mex2all_agg_bucket.P4 mex2all_agg_bucket.A5:mex2all_agg_bucket.A5 mex2all_agg_bucket.B5:mex2all_agg_bucket.P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/>
          <table:table-cell table:style-name="ce1" office:value-type="string" calcext:value-type="string">
            <text:p>'00</text:p>
          </table:table-cell>
          <table:table-cell table:style-name="ce1" office:value-type="string" calcext:value-type="string">
            <text:p>'01</text:p>
          </table:table-cell>
          <table:table-cell table:style-name="ce1" office:value-type="string" calcext:value-type="string">
            <text:p>'02</text:p>
          </table:table-cell>
          <table:table-cell table:style-name="ce1" office:value-type="string" calcext:value-type="string">
            <text:p>'03</text:p>
          </table:table-cell>
          <table:table-cell table:style-name="ce1" office:value-type="string" calcext:value-type="string">
            <text:p>'04</text:p>
          </table:table-cell>
          <table:table-cell table:style-name="ce1" office:value-type="string" calcext:value-type="string">
            <text:p>'05</text:p>
          </table:table-cell>
          <table:table-cell table:style-name="ce1" office:value-type="string" calcext:value-type="string">
            <text:p>'06</text:p>
          </table:table-cell>
          <table:table-cell table:style-name="ce1" office:value-type="string" calcext:value-type="string">
            <text:p>'07</text:p>
          </table:table-cell>
          <table:table-cell table:style-name="ce1" office:value-type="string" calcext:value-type="string">
            <text:p>'08</text:p>
          </table:table-cell>
          <table:table-cell table:style-name="ce1" office:value-type="string" calcext:value-type="string">
            <text:p>'09</text:p>
          </table:table-cell>
          <table:table-cell table:style-name="ce1" office:value-type="string" calcext:value-type="string">
            <text:p>'10</text:p>
          </table:table-cell>
          <table:table-cell table:style-name="ce1" office:value-type="string" calcext:value-type="string">
            <text:p>'11</text:p>
          </table:table-cell>
          <table:table-cell table:style-name="ce1" office:value-type="string" calcext:value-type="string">
            <text:p>'12</text:p>
          </table:table-cell>
          <table:table-cell table:style-name="ce1" office:value-type="string" calcext:value-type="string">
            <text:p>'13</text:p>
          </table:table-cell>
          <table:table-cell table:style-name="ce1" office:value-type="string" calcext:value-type="string">
            <text:p>'14</text:p>
          </table:table-cell>
        </table:table-row>
        <table:table-row table:style-name="ro1">
          <table:table-cell office:value-type="string" calcext:value-type="string">
            <text:p>DVA</text:p>
          </table:table-cell>
          <table:table-cell office:value-type="float" office:value="108043.997514832" calcext:value-type="float">
            <text:p>108043.997514832</text:p>
          </table:table-cell>
          <table:table-cell office:value-type="float" office:value="103366.873012385" calcext:value-type="float">
            <text:p>103366.873012385</text:p>
          </table:table-cell>
          <table:table-cell office:value-type="float" office:value="105862.468979916" calcext:value-type="float">
            <text:p>105862.468979916</text:p>
          </table:table-cell>
          <table:table-cell office:value-type="float" office:value="106035.710636708" calcext:value-type="float">
            <text:p>106035.710636708</text:p>
          </table:table-cell>
          <table:table-cell office:value-type="float" office:value="118032.374087824" calcext:value-type="float">
            <text:p>118032.374087824</text:p>
          </table:table-cell>
          <table:table-cell office:value-type="float" office:value="138840.741222191" calcext:value-type="float">
            <text:p>138840.741222191</text:p>
          </table:table-cell>
          <table:table-cell office:value-type="float" office:value="160296.947195253" calcext:value-type="float">
            <text:p>160296.947195253</text:p>
          </table:table-cell>
          <table:table-cell office:value-type="float" office:value="176505.547018684" calcext:value-type="float">
            <text:p>176505.547018684</text:p>
          </table:table-cell>
          <table:table-cell office:value-type="float" office:value="187620.888792828" calcext:value-type="float">
            <text:p>187620.888792828</text:p>
          </table:table-cell>
          <table:table-cell office:value-type="float" office:value="144528.688804397" calcext:value-type="float">
            <text:p>144528.688804397</text:p>
          </table:table-cell>
          <table:table-cell office:value-type="float" office:value="184561.102723065" calcext:value-type="float">
            <text:p>184561.102723065</text:p>
          </table:table-cell>
          <table:table-cell office:value-type="float" office:value="221781.903768367" calcext:value-type="float">
            <text:p>221781.903768367</text:p>
          </table:table-cell>
          <table:table-cell office:value-type="float" office:value="224790.288649195" calcext:value-type="float">
            <text:p>224790.288649195</text:p>
          </table:table-cell>
          <table:table-cell office:value-type="float" office:value="233277.564992983" calcext:value-type="float">
            <text:p>233277.564992983</text:p>
          </table:table-cell>
          <table:table-cell office:value-type="float" office:value="236665.345807622" calcext:value-type="float">
            <text:p>236665.345807622</text:p>
          </table:table-cell>
        </table:table-row>
        <table:table-row table:style-name="ro1">
          <table:table-cell office:value-type="string" calcext:value-type="string">
            <text:p>RDV</text:p>
          </table:table-cell>
          <table:table-cell office:value-type="float" office:value="672.06266483629" calcext:value-type="float">
            <text:p>672.06266483629</text:p>
          </table:table-cell>
          <table:table-cell office:value-type="float" office:value="586.865217807383" calcext:value-type="float">
            <text:p>586.865217807383</text:p>
          </table:table-cell>
          <table:table-cell office:value-type="float" office:value="605.180060827746" calcext:value-type="float">
            <text:p>605.180060827746</text:p>
          </table:table-cell>
          <table:table-cell office:value-type="float" office:value="566.474811472795" calcext:value-type="float">
            <text:p>566.474811472795</text:p>
          </table:table-cell>
          <table:table-cell office:value-type="float" office:value="714.368683684645" calcext:value-type="float">
            <text:p>714.368683684645</text:p>
          </table:table-cell>
          <table:table-cell office:value-type="float" office:value="943.908050368269" calcext:value-type="float">
            <text:p>943.908050368269</text:p>
          </table:table-cell>
          <table:table-cell office:value-type="float" office:value="1161.64661118967" calcext:value-type="float">
            <text:p>1161.64661118967</text:p>
          </table:table-cell>
          <table:table-cell office:value-type="float" office:value="1279.63479323287" calcext:value-type="float">
            <text:p>1279.63479323287</text:p>
          </table:table-cell>
          <table:table-cell office:value-type="float" office:value="1494.03314186225" calcext:value-type="float">
            <text:p>1494.03314186225</text:p>
          </table:table-cell>
          <table:table-cell office:value-type="float" office:value="985.062763061558" calcext:value-type="float">
            <text:p>985.062763061558</text:p>
          </table:table-cell>
          <table:table-cell office:value-type="float" office:value="1494.16066196346" calcext:value-type="float">
            <text:p>1494.16066196346</text:p>
          </table:table-cell>
          <table:table-cell office:value-type="float" office:value="2183.91233549289" calcext:value-type="float">
            <text:p>2183.91233549289</text:p>
          </table:table-cell>
          <table:table-cell office:value-type="float" office:value="2183.49775162676" calcext:value-type="float">
            <text:p>2183.49775162676</text:p>
          </table:table-cell>
          <table:table-cell office:value-type="float" office:value="2034.74152781813" calcext:value-type="float">
            <text:p>2034.74152781813</text:p>
          </table:table-cell>
          <table:table-cell office:value-type="float" office:value="1942.69067637372" calcext:value-type="float">
            <text:p>1942.69067637372</text:p>
          </table:table-cell>
        </table:table-row>
        <table:table-row table:style-name="ro1">
          <table:table-cell office:value-type="string" calcext:value-type="string">
            <text:p>FVA</text:p>
          </table:table-cell>
          <table:table-cell office:value-type="float" office:value="49878.2610968549" calcext:value-type="float">
            <text:p>49878.2610968549</text:p>
          </table:table-cell>
          <table:table-cell office:value-type="float" office:value="47326.0920712526" calcext:value-type="float">
            <text:p>47326.0920712526</text:p>
          </table:table-cell>
          <table:table-cell office:value-type="float" office:value="47106.4269611402" calcext:value-type="float">
            <text:p>47106.4269611402</text:p>
          </table:table-cell>
          <table:table-cell office:value-type="float" office:value="49813.7897063799" calcext:value-type="float">
            <text:p>49813.7897063799</text:p>
          </table:table-cell>
          <table:table-cell office:value-type="float" office:value="58987.1683040381" calcext:value-type="float">
            <text:p>58987.1683040381</text:p>
          </table:table-cell>
          <table:table-cell office:value-type="float" office:value="63642.1651259725" calcext:value-type="float">
            <text:p>63642.1651259725</text:p>
          </table:table-cell>
          <table:table-cell office:value-type="float" office:value="75596.4208849616" calcext:value-type="float">
            <text:p>75596.4208849616</text:p>
          </table:table-cell>
          <table:table-cell office:value-type="float" office:value="79603.5318270347" calcext:value-type="float">
            <text:p>79603.5318270347</text:p>
          </table:table-cell>
          <table:table-cell office:value-type="float" office:value="85197.4464054182" calcext:value-type="float">
            <text:p>85197.4464054182</text:p>
          </table:table-cell>
          <table:table-cell office:value-type="float" office:value="71628.7906111743" calcext:value-type="float">
            <text:p>71628.7906111743</text:p>
          </table:table-cell>
          <table:table-cell office:value-type="float" office:value="89919.8887472368" calcext:value-type="float">
            <text:p>89919.8887472368</text:p>
          </table:table-cell>
          <table:table-cell office:value-type="float" office:value="96551.585996647" calcext:value-type="float">
            <text:p>96551.585996647</text:p>
          </table:table-cell>
          <table:table-cell office:value-type="float" office:value="101360.589250665" calcext:value-type="float">
            <text:p>101360.589250665</text:p>
          </table:table-cell>
          <table:table-cell office:value-type="float" office:value="103423.31304398" calcext:value-type="float">
            <text:p>103423.31304398</text:p>
          </table:table-cell>
          <table:table-cell office:value-type="float" office:value="106560.387438249" calcext:value-type="float">
            <text:p>106560.387438249</text:p>
          </table:table-cell>
        </table:table-row>
        <table:table-row table:style-name="ro1">
          <table:table-cell office:value-type="string" calcext:value-type="string">
            <text:p>PDC</text:p>
          </table:table-cell>
          <table:table-cell office:value-type="float" office:value="4802.01295750398" calcext:value-type="float">
            <text:p>4802.01295750398</text:p>
          </table:table-cell>
          <table:table-cell office:value-type="float" office:value="4177.42997375252" calcext:value-type="float">
            <text:p>4177.42997375252</text:p>
          </table:table-cell>
          <table:table-cell office:value-type="float" office:value="4236.7024512465" calcext:value-type="float">
            <text:p>4236.7024512465</text:p>
          </table:table-cell>
          <table:table-cell office:value-type="float" office:value="4423.71251906085" calcext:value-type="float">
            <text:p>4423.71251906085</text:p>
          </table:table-cell>
          <table:table-cell office:value-type="float" office:value="5537.51710458052" calcext:value-type="float">
            <text:p>5537.51710458052</text:p>
          </table:table-cell>
          <table:table-cell office:value-type="float" office:value="6538.63575216713" calcext:value-type="float">
            <text:p>6538.63575216713</text:p>
          </table:table-cell>
          <table:table-cell office:value-type="float" office:value="7490.02580868278" calcext:value-type="float">
            <text:p>7490.02580868278</text:p>
          </table:table-cell>
          <table:table-cell office:value-type="float" office:value="8546.24586257986" calcext:value-type="float">
            <text:p>8546.24586257986</text:p>
          </table:table-cell>
          <table:table-cell office:value-type="float" office:value="9618.19102017847" calcext:value-type="float">
            <text:p>9618.19102017847</text:p>
          </table:table-cell>
          <table:table-cell office:value-type="float" office:value="6822.73093659772" calcext:value-type="float">
            <text:p>6822.73093659772</text:p>
          </table:table-cell>
          <table:table-cell office:value-type="float" office:value="9587.79686044174" calcext:value-type="float">
            <text:p>9587.79686044174</text:p>
          </table:table-cell>
          <table:table-cell office:value-type="float" office:value="11995.3233865679" calcext:value-type="float">
            <text:p>11995.3233865679</text:p>
          </table:table-cell>
          <table:table-cell office:value-type="float" office:value="12607.9968910558" calcext:value-type="float">
            <text:p>12607.9968910558</text:p>
          </table:table-cell>
          <table:table-cell office:value-type="float" office:value="13362.18844722" calcext:value-type="float">
            <text:p>13362.18844722</text:p>
          </table:table-cell>
          <table:table-cell office:value-type="float" office:value="13829.6707734414" calcext:value-type="float">
            <text:p>13829.67077344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date-style style:name="N121" number:title="'YY">
      <number:year number:style="long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8">00/00/0000</text:date>, <text:time style:data-style-name="N2" text:time-value="11:47:53.957720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8T22:38:50.608790041</dc:date>
    <meta:editing-duration>PT10H37M45S</meta:editing-duration>
    <meta:editing-cycles>6</meta:editing-cycles>
    <meta:generator>LibreOffice/5.4.1.2$MacOSX_X86_64 LibreOffice_project/ea7cb86e6eeb2bf3a5af73a8f7777ac570321527</meta:generator>
    <meta:document-statistic meta:table-count="1" meta:cell-count="7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28cm" svg:y="0.315cm" chart:style-name="ch2">
          <text:p>Gross Exports Decomposition - Buckets</text:p>
        </chart:title>
        <chart:subtitle svg:x="4.956cm" svg:y="1.269cm" chart:style-name="ch3">
          <text:p>Mexico, 2000-2014 (millions of $)</text:p>
        </chart:subtitle>
        <chart:legend chart:legend-position="end" svg:x="13.944cm" svg:y="3.566cm" style:legend-expansion="high" chart:style-name="ch4"/>
        <chart:plot-area chart:style-name="ch5" table:cell-range-address="mex2all_agg_bucket.A1:mex2all_agg_bucket.P5" chart:data-source-has-labels="both" svg:x="1.302cm" svg:y="2.084cm" svg:width="12.322cm" svg:height="5.784cm">
          <chartooo:coordinate-region svg:x="2.668cm" svg:y="2.255cm" svg:width="10.737cm" svg:height="5.022cm"/>
          <chart:axis chart:dimension="x" chart:name="primary-x" chart:style-name="ch6" chartooo:axis-type="auto">
            <chartooo:date-scale/>
            <chart:title svg:x="7.065cm" svg:y="8.049cm" chart:style-name="ch7">
              <text:p>Year</text:p>
            </chart:title>
            <chart:categories table:cell-range-address="mex2all_agg_bucket.B1:mex2all_agg_bucket.P1"/>
          </chart:axis>
          <chart:axis chart:dimension="y" chart:name="primary-y" chart:style-name="ch8">
            <chart:title svg:x="0.451cm" svg:y="5.451cm" chart:style-name="ch9">
              <text:p>Value</text:p>
            </chart:title>
            <chart:grid chart:style-name="ch10" chart:class="major"/>
          </chart:axis>
          <chart:series chart:style-name="ch11" chart:values-cell-range-address="mex2all_agg_bucket.B2:mex2all_agg_bucket.P2" chart:label-cell-address="mex2all_agg_bucket.A2:mex2all_agg_bucket.A2" chart:class="chart:line">
            <chart:data-point chart:repeated="15"/>
          </chart:series>
          <chart:series chart:style-name="ch12" chart:values-cell-range-address="mex2all_agg_bucket.B3:mex2all_agg_bucket.P3" chart:label-cell-address="mex2all_agg_bucket.A3:mex2all_agg_bucket.A3" chart:class="chart:line">
            <chart:data-point chart:repeated="15"/>
          </chart:series>
          <chart:series chart:style-name="ch13" chart:values-cell-range-address="mex2all_agg_bucket.B4:mex2all_agg_bucket.P4" chart:label-cell-address="mex2all_agg_bucket.A4:mex2all_agg_bucket.A4" chart:class="chart:line">
            <chart:data-point chart:repeated="15"/>
          </chart:series>
          <chart:series chart:style-name="ch14" chart:values-cell-range-address="mex2all_agg_bucket.B5:mex2all_agg_bucket.P5" chart:label-cell-address="mex2all_agg_bucket.A5:mex2all_agg_bucket.A5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mex2all_agg_bucket.B1:mex2all_agg_bucke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DVA</text:p>
                <draw:g>
                  <svg:desc>mex2all_agg_bucket.A2:mex2all_agg_bucket.A2</svg:desc>
                </draw:g>
              </table:table-cell>
              <table:table-cell office:value-type="float" office:value="108043.997514832">
                <text:p>108043.997514832</text:p>
                <draw:g>
                  <svg:desc>mex2all_agg_bucket.B2:mex2all_agg_bucket.P2</svg:desc>
                </draw:g>
              </table:table-cell>
              <table:table-cell office:value-type="float" office:value="103366.873012385">
                <text:p>103366.873012385</text:p>
              </table:table-cell>
              <table:table-cell office:value-type="float" office:value="105862.468979916">
                <text:p>105862.468979916</text:p>
              </table:table-cell>
              <table:table-cell office:value-type="float" office:value="106035.710636708">
                <text:p>106035.710636708</text:p>
              </table:table-cell>
              <table:table-cell office:value-type="float" office:value="118032.374087824">
                <text:p>118032.374087824</text:p>
              </table:table-cell>
              <table:table-cell office:value-type="float" office:value="138840.741222191">
                <text:p>138840.741222191</text:p>
              </table:table-cell>
              <table:table-cell office:value-type="float" office:value="160296.947195253">
                <text:p>160296.947195253</text:p>
              </table:table-cell>
              <table:table-cell office:value-type="float" office:value="176505.547018684">
                <text:p>176505.547018684</text:p>
              </table:table-cell>
              <table:table-cell office:value-type="float" office:value="187620.888792828">
                <text:p>187620.888792828</text:p>
              </table:table-cell>
              <table:table-cell office:value-type="float" office:value="144528.688804397">
                <text:p>144528.688804397</text:p>
              </table:table-cell>
              <table:table-cell office:value-type="float" office:value="184561.102723065">
                <text:p>184561.102723065</text:p>
              </table:table-cell>
              <table:table-cell office:value-type="float" office:value="221781.903768367">
                <text:p>221781.903768367</text:p>
              </table:table-cell>
              <table:table-cell office:value-type="float" office:value="224790.288649195">
                <text:p>224790.288649195</text:p>
              </table:table-cell>
              <table:table-cell office:value-type="float" office:value="233277.564992983">
                <text:p>233277.564992983</text:p>
              </table:table-cell>
              <table:table-cell office:value-type="float" office:value="236665.345807622">
                <text:p>236665.345807622</text:p>
              </table:table-cell>
            </table:table-row>
            <table:table-row>
              <table:table-cell office:value-type="string">
                <text:p>RDV</text:p>
                <draw:g>
                  <svg:desc>mex2all_agg_bucket.A3:mex2all_agg_bucket.A3</svg:desc>
                </draw:g>
              </table:table-cell>
              <table:table-cell office:value-type="float" office:value="672.06266483629">
                <text:p>672.06266483629</text:p>
                <draw:g>
                  <svg:desc>mex2all_agg_bucket.B3:mex2all_agg_bucket.P3</svg:desc>
                </draw:g>
              </table:table-cell>
              <table:table-cell office:value-type="float" office:value="586.865217807383">
                <text:p>586.865217807383</text:p>
              </table:table-cell>
              <table:table-cell office:value-type="float" office:value="605.180060827746">
                <text:p>605.180060827746</text:p>
              </table:table-cell>
              <table:table-cell office:value-type="float" office:value="566.474811472795">
                <text:p>566.474811472795</text:p>
              </table:table-cell>
              <table:table-cell office:value-type="float" office:value="714.368683684645">
                <text:p>714.368683684645</text:p>
              </table:table-cell>
              <table:table-cell office:value-type="float" office:value="943.908050368269">
                <text:p>943.908050368269</text:p>
              </table:table-cell>
              <table:table-cell office:value-type="float" office:value="1161.64661118967">
                <text:p>1161.64661118967</text:p>
              </table:table-cell>
              <table:table-cell office:value-type="float" office:value="1279.63479323287">
                <text:p>1279.63479323287</text:p>
              </table:table-cell>
              <table:table-cell office:value-type="float" office:value="1494.03314186225">
                <text:p>1494.03314186225</text:p>
              </table:table-cell>
              <table:table-cell office:value-type="float" office:value="985.062763061558">
                <text:p>985.062763061558</text:p>
              </table:table-cell>
              <table:table-cell office:value-type="float" office:value="1494.16066196346">
                <text:p>1494.16066196346</text:p>
              </table:table-cell>
              <table:table-cell office:value-type="float" office:value="2183.91233549289">
                <text:p>2183.91233549289</text:p>
              </table:table-cell>
              <table:table-cell office:value-type="float" office:value="2183.49775162676">
                <text:p>2183.49775162676</text:p>
              </table:table-cell>
              <table:table-cell office:value-type="float" office:value="2034.74152781813">
                <text:p>2034.74152781813</text:p>
              </table:table-cell>
              <table:table-cell office:value-type="float" office:value="1942.69067637372">
                <text:p>1942.69067637372</text:p>
              </table:table-cell>
            </table:table-row>
            <table:table-row>
              <table:table-cell office:value-type="string">
                <text:p>FVA</text:p>
                <draw:g>
                  <svg:desc>mex2all_agg_bucket.A4:mex2all_agg_bucket.A4</svg:desc>
                </draw:g>
              </table:table-cell>
              <table:table-cell office:value-type="float" office:value="49878.2610968549">
                <text:p>49878.2610968549</text:p>
                <draw:g>
                  <svg:desc>mex2all_agg_bucket.B4:mex2all_agg_bucket.P4</svg:desc>
                </draw:g>
              </table:table-cell>
              <table:table-cell office:value-type="float" office:value="47326.0920712526">
                <text:p>47326.0920712526</text:p>
              </table:table-cell>
              <table:table-cell office:value-type="float" office:value="47106.4269611402">
                <text:p>47106.4269611402</text:p>
              </table:table-cell>
              <table:table-cell office:value-type="float" office:value="49813.7897063799">
                <text:p>49813.7897063799</text:p>
              </table:table-cell>
              <table:table-cell office:value-type="float" office:value="58987.1683040381">
                <text:p>58987.1683040381</text:p>
              </table:table-cell>
              <table:table-cell office:value-type="float" office:value="63642.1651259725">
                <text:p>63642.1651259725</text:p>
              </table:table-cell>
              <table:table-cell office:value-type="float" office:value="75596.4208849616">
                <text:p>75596.4208849616</text:p>
              </table:table-cell>
              <table:table-cell office:value-type="float" office:value="79603.5318270347">
                <text:p>79603.5318270347</text:p>
              </table:table-cell>
              <table:table-cell office:value-type="float" office:value="85197.4464054182">
                <text:p>85197.4464054182</text:p>
              </table:table-cell>
              <table:table-cell office:value-type="float" office:value="71628.7906111743">
                <text:p>71628.7906111743</text:p>
              </table:table-cell>
              <table:table-cell office:value-type="float" office:value="89919.8887472368">
                <text:p>89919.8887472368</text:p>
              </table:table-cell>
              <table:table-cell office:value-type="float" office:value="96551.585996647">
                <text:p>96551.585996647</text:p>
              </table:table-cell>
              <table:table-cell office:value-type="float" office:value="101360.589250665">
                <text:p>101360.589250665</text:p>
              </table:table-cell>
              <table:table-cell office:value-type="float" office:value="103423.31304398">
                <text:p>103423.31304398</text:p>
              </table:table-cell>
              <table:table-cell office:value-type="float" office:value="106560.387438249">
                <text:p>106560.387438249</text:p>
              </table:table-cell>
            </table:table-row>
            <table:table-row>
              <table:table-cell office:value-type="string">
                <text:p>PDC</text:p>
                <draw:g>
                  <svg:desc>mex2all_agg_bucket.A5:mex2all_agg_bucket.A5</svg:desc>
                </draw:g>
              </table:table-cell>
              <table:table-cell office:value-type="float" office:value="4802.01295750398">
                <text:p>4802.01295750398</text:p>
                <draw:g>
                  <svg:desc>mex2all_agg_bucket.B5:mex2all_agg_bucket.P5</svg:desc>
                </draw:g>
              </table:table-cell>
              <table:table-cell office:value-type="float" office:value="4177.42997375252">
                <text:p>4177.42997375252</text:p>
              </table:table-cell>
              <table:table-cell office:value-type="float" office:value="4236.7024512465">
                <text:p>4236.7024512465</text:p>
              </table:table-cell>
              <table:table-cell office:value-type="float" office:value="4423.71251906085">
                <text:p>4423.71251906085</text:p>
              </table:table-cell>
              <table:table-cell office:value-type="float" office:value="5537.51710458052">
                <text:p>5537.51710458052</text:p>
              </table:table-cell>
              <table:table-cell office:value-type="float" office:value="6538.63575216713">
                <text:p>6538.63575216713</text:p>
              </table:table-cell>
              <table:table-cell office:value-type="float" office:value="7490.02580868278">
                <text:p>7490.02580868278</text:p>
              </table:table-cell>
              <table:table-cell office:value-type="float" office:value="8546.24586257986">
                <text:p>8546.24586257986</text:p>
              </table:table-cell>
              <table:table-cell office:value-type="float" office:value="9618.19102017847">
                <text:p>9618.19102017847</text:p>
              </table:table-cell>
              <table:table-cell office:value-type="float" office:value="6822.73093659772">
                <text:p>6822.73093659772</text:p>
              </table:table-cell>
              <table:table-cell office:value-type="float" office:value="9587.79686044174">
                <text:p>9587.79686044174</text:p>
              </table:table-cell>
              <table:table-cell office:value-type="float" office:value="11995.3233865679">
                <text:p>11995.3233865679</text:p>
              </table:table-cell>
              <table:table-cell office:value-type="float" office:value="12607.9968910558">
                <text:p>12607.9968910558</text:p>
              </table:table-cell>
              <table:table-cell office:value-type="float" office:value="13362.18844722">
                <text:p>13362.18844722</text:p>
              </table:table-cell>
              <table:table-cell office:value-type="float" office:value="13829.6707734414">
                <text:p>13829.6707734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3.828cm" svg:y="0.315cm" chart:style-name="ch2">
          <text:p>Gross Exports Decomposition - Buckets</text:p>
        </chart:title>
        <chart:subtitle svg:x="5.297cm" svg:y="1.269cm" chart:style-name="ch3">
          <text:p>Mexico, 2000-2014 (% share)</text:p>
        </chart:subtitle>
        <chart:legend chart:legend-position="end" svg:x="14.533cm" svg:y="3.566cm" style:legend-expansion="high" chart:style-name="ch4"/>
        <chart:plot-area chart:style-name="ch5" table:cell-range-address="mex2all_agg_bucket.A1:mex2all_agg_bucket.P5" chart:data-source-has-labels="both" svg:x="1.302cm" svg:y="2.084cm" svg:width="12.911cm" svg:height="5.784cm">
          <chartooo:coordinate-region svg:x="2.699cm" svg:y="2.255cm" svg:width="11.109cm" svg:height="5.022cm"/>
          <chart:axis chart:dimension="x" chart:name="primary-x" chart:style-name="ch6" chartooo:axis-type="auto">
            <chartooo:date-scale/>
            <chart:title svg:x="7.359cm" svg:y="8.049cm" chart:style-name="ch7">
              <text:p>Year</text:p>
            </chart:title>
            <chart:categories table:cell-range-address="mex2all_agg_bucket.B1:mex2all_agg_bucket.P1"/>
          </chart:axis>
          <chart:axis chart:dimension="y" chart:name="primary-y" chart:style-name="ch8">
            <chart:title svg:x="0.451cm" svg:y="5.467cm" chart:style-name="ch9">
              <text:p>Share</text:p>
            </chart:title>
            <chart:grid chart:style-name="ch10" chart:class="major"/>
          </chart:axis>
          <chart:series chart:style-name="ch11" chart:values-cell-range-address="mex2all_agg_bucket.B2:mex2all_agg_bucket.P2" chart:label-cell-address="mex2all_agg_bucket.A2:mex2all_agg_bucket.A2" chart:class="chart:area">
            <chart:data-point chart:repeated="15"/>
          </chart:series>
          <chart:series chart:style-name="ch12" chart:values-cell-range-address="mex2all_agg_bucket.B3:mex2all_agg_bucket.P3" chart:label-cell-address="mex2all_agg_bucket.A3:mex2all_agg_bucket.A3" chart:class="chart:area">
            <chart:data-point chart:repeated="15"/>
          </chart:series>
          <chart:series chart:style-name="ch13" chart:values-cell-range-address="mex2all_agg_bucket.B4:mex2all_agg_bucket.P4" chart:label-cell-address="mex2all_agg_bucket.A4:mex2all_agg_bucket.A4" chart:class="chart:area">
            <chart:data-point chart:repeated="15"/>
          </chart:series>
          <chart:series chart:style-name="ch14" chart:values-cell-range-address="mex2all_agg_bucket.B5:mex2all_agg_bucket.P5" chart:label-cell-address="mex2all_agg_bucket.A5:mex2all_agg_bucket.A5" chart:class="chart:area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mex2all_agg_bucket.B1:mex2all_agg_bucke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DVA</text:p>
                <draw:g>
                  <svg:desc>mex2all_agg_bucket.A2:mex2all_agg_bucket.A2</svg:desc>
                </draw:g>
              </table:table-cell>
              <table:table-cell office:value-type="float" office:value="108043.997514832">
                <text:p>108043.997514832</text:p>
                <draw:g>
                  <svg:desc>mex2all_agg_bucket.B2:mex2all_agg_bucket.P2</svg:desc>
                </draw:g>
              </table:table-cell>
              <table:table-cell office:value-type="float" office:value="103366.873012385">
                <text:p>103366.873012385</text:p>
              </table:table-cell>
              <table:table-cell office:value-type="float" office:value="105862.468979916">
                <text:p>105862.468979916</text:p>
              </table:table-cell>
              <table:table-cell office:value-type="float" office:value="106035.710636708">
                <text:p>106035.710636708</text:p>
              </table:table-cell>
              <table:table-cell office:value-type="float" office:value="118032.374087824">
                <text:p>118032.374087824</text:p>
              </table:table-cell>
              <table:table-cell office:value-type="float" office:value="138840.741222191">
                <text:p>138840.741222191</text:p>
              </table:table-cell>
              <table:table-cell office:value-type="float" office:value="160296.947195253">
                <text:p>160296.947195253</text:p>
              </table:table-cell>
              <table:table-cell office:value-type="float" office:value="176505.547018684">
                <text:p>176505.547018684</text:p>
              </table:table-cell>
              <table:table-cell office:value-type="float" office:value="187620.888792828">
                <text:p>187620.888792828</text:p>
              </table:table-cell>
              <table:table-cell office:value-type="float" office:value="144528.688804397">
                <text:p>144528.688804397</text:p>
              </table:table-cell>
              <table:table-cell office:value-type="float" office:value="184561.102723065">
                <text:p>184561.102723065</text:p>
              </table:table-cell>
              <table:table-cell office:value-type="float" office:value="221781.903768367">
                <text:p>221781.903768367</text:p>
              </table:table-cell>
              <table:table-cell office:value-type="float" office:value="224790.288649195">
                <text:p>224790.288649195</text:p>
              </table:table-cell>
              <table:table-cell office:value-type="float" office:value="233277.564992983">
                <text:p>233277.564992983</text:p>
              </table:table-cell>
              <table:table-cell office:value-type="float" office:value="236665.345807622">
                <text:p>236665.345807622</text:p>
              </table:table-cell>
            </table:table-row>
            <table:table-row>
              <table:table-cell office:value-type="string">
                <text:p>RDV</text:p>
                <draw:g>
                  <svg:desc>mex2all_agg_bucket.A3:mex2all_agg_bucket.A3</svg:desc>
                </draw:g>
              </table:table-cell>
              <table:table-cell office:value-type="float" office:value="672.06266483629">
                <text:p>672.06266483629</text:p>
                <draw:g>
                  <svg:desc>mex2all_agg_bucket.B3:mex2all_agg_bucket.P3</svg:desc>
                </draw:g>
              </table:table-cell>
              <table:table-cell office:value-type="float" office:value="586.865217807383">
                <text:p>586.865217807383</text:p>
              </table:table-cell>
              <table:table-cell office:value-type="float" office:value="605.180060827746">
                <text:p>605.180060827746</text:p>
              </table:table-cell>
              <table:table-cell office:value-type="float" office:value="566.474811472795">
                <text:p>566.474811472795</text:p>
              </table:table-cell>
              <table:table-cell office:value-type="float" office:value="714.368683684645">
                <text:p>714.368683684645</text:p>
              </table:table-cell>
              <table:table-cell office:value-type="float" office:value="943.908050368269">
                <text:p>943.908050368269</text:p>
              </table:table-cell>
              <table:table-cell office:value-type="float" office:value="1161.64661118967">
                <text:p>1161.64661118967</text:p>
              </table:table-cell>
              <table:table-cell office:value-type="float" office:value="1279.63479323287">
                <text:p>1279.63479323287</text:p>
              </table:table-cell>
              <table:table-cell office:value-type="float" office:value="1494.03314186225">
                <text:p>1494.03314186225</text:p>
              </table:table-cell>
              <table:table-cell office:value-type="float" office:value="985.062763061558">
                <text:p>985.062763061558</text:p>
              </table:table-cell>
              <table:table-cell office:value-type="float" office:value="1494.16066196346">
                <text:p>1494.16066196346</text:p>
              </table:table-cell>
              <table:table-cell office:value-type="float" office:value="2183.91233549289">
                <text:p>2183.91233549289</text:p>
              </table:table-cell>
              <table:table-cell office:value-type="float" office:value="2183.49775162676">
                <text:p>2183.49775162676</text:p>
              </table:table-cell>
              <table:table-cell office:value-type="float" office:value="2034.74152781813">
                <text:p>2034.74152781813</text:p>
              </table:table-cell>
              <table:table-cell office:value-type="float" office:value="1942.69067637372">
                <text:p>1942.69067637372</text:p>
              </table:table-cell>
            </table:table-row>
            <table:table-row>
              <table:table-cell office:value-type="string">
                <text:p>FVA</text:p>
                <draw:g>
                  <svg:desc>mex2all_agg_bucket.A4:mex2all_agg_bucket.A4</svg:desc>
                </draw:g>
              </table:table-cell>
              <table:table-cell office:value-type="float" office:value="49878.2610968549">
                <text:p>49878.2610968549</text:p>
                <draw:g>
                  <svg:desc>mex2all_agg_bucket.B4:mex2all_agg_bucket.P4</svg:desc>
                </draw:g>
              </table:table-cell>
              <table:table-cell office:value-type="float" office:value="47326.0920712526">
                <text:p>47326.0920712526</text:p>
              </table:table-cell>
              <table:table-cell office:value-type="float" office:value="47106.4269611402">
                <text:p>47106.4269611402</text:p>
              </table:table-cell>
              <table:table-cell office:value-type="float" office:value="49813.7897063799">
                <text:p>49813.7897063799</text:p>
              </table:table-cell>
              <table:table-cell office:value-type="float" office:value="58987.1683040381">
                <text:p>58987.1683040381</text:p>
              </table:table-cell>
              <table:table-cell office:value-type="float" office:value="63642.1651259725">
                <text:p>63642.1651259725</text:p>
              </table:table-cell>
              <table:table-cell office:value-type="float" office:value="75596.4208849616">
                <text:p>75596.4208849616</text:p>
              </table:table-cell>
              <table:table-cell office:value-type="float" office:value="79603.5318270347">
                <text:p>79603.5318270347</text:p>
              </table:table-cell>
              <table:table-cell office:value-type="float" office:value="85197.4464054182">
                <text:p>85197.4464054182</text:p>
              </table:table-cell>
              <table:table-cell office:value-type="float" office:value="71628.7906111743">
                <text:p>71628.7906111743</text:p>
              </table:table-cell>
              <table:table-cell office:value-type="float" office:value="89919.8887472368">
                <text:p>89919.8887472368</text:p>
              </table:table-cell>
              <table:table-cell office:value-type="float" office:value="96551.585996647">
                <text:p>96551.585996647</text:p>
              </table:table-cell>
              <table:table-cell office:value-type="float" office:value="101360.589250665">
                <text:p>101360.589250665</text:p>
              </table:table-cell>
              <table:table-cell office:value-type="float" office:value="103423.31304398">
                <text:p>103423.31304398</text:p>
              </table:table-cell>
              <table:table-cell office:value-type="float" office:value="106560.387438249">
                <text:p>106560.387438249</text:p>
              </table:table-cell>
            </table:table-row>
            <table:table-row>
              <table:table-cell office:value-type="string">
                <text:p>PDC</text:p>
                <draw:g>
                  <svg:desc>mex2all_agg_bucket.A5:mex2all_agg_bucket.A5</svg:desc>
                </draw:g>
              </table:table-cell>
              <table:table-cell office:value-type="float" office:value="4802.01295750398">
                <text:p>4802.01295750398</text:p>
                <draw:g>
                  <svg:desc>mex2all_agg_bucket.B5:mex2all_agg_bucket.P5</svg:desc>
                </draw:g>
              </table:table-cell>
              <table:table-cell office:value-type="float" office:value="4177.42997375252">
                <text:p>4177.42997375252</text:p>
              </table:table-cell>
              <table:table-cell office:value-type="float" office:value="4236.7024512465">
                <text:p>4236.7024512465</text:p>
              </table:table-cell>
              <table:table-cell office:value-type="float" office:value="4423.71251906085">
                <text:p>4423.71251906085</text:p>
              </table:table-cell>
              <table:table-cell office:value-type="float" office:value="5537.51710458052">
                <text:p>5537.51710458052</text:p>
              </table:table-cell>
              <table:table-cell office:value-type="float" office:value="6538.63575216713">
                <text:p>6538.63575216713</text:p>
              </table:table-cell>
              <table:table-cell office:value-type="float" office:value="7490.02580868278">
                <text:p>7490.02580868278</text:p>
              </table:table-cell>
              <table:table-cell office:value-type="float" office:value="8546.24586257986">
                <text:p>8546.24586257986</text:p>
              </table:table-cell>
              <table:table-cell office:value-type="float" office:value="9618.19102017847">
                <text:p>9618.19102017847</text:p>
              </table:table-cell>
              <table:table-cell office:value-type="float" office:value="6822.73093659772">
                <text:p>6822.73093659772</text:p>
              </table:table-cell>
              <table:table-cell office:value-type="float" office:value="9587.79686044174">
                <text:p>9587.79686044174</text:p>
              </table:table-cell>
              <table:table-cell office:value-type="float" office:value="11995.3233865679">
                <text:p>11995.3233865679</text:p>
              </table:table-cell>
              <table:table-cell office:value-type="float" office:value="12607.9968910558">
                <text:p>12607.9968910558</text:p>
              </table:table-cell>
              <table:table-cell office:value-type="float" office:value="13362.18844722">
                <text:p>13362.18844722</text:p>
              </table:table-cell>
              <table:table-cell office:value-type="float" office:value="13829.6707734414">
                <text:p>13829.67077344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